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0a3c5"/>
    </style:style>
    <style:style style:name="P2" style:family="paragraph" style:parent-style-name="Standard">
      <style:paragraph-properties fo:text-align="start" style:justify-single-word="false"/>
      <style:text-properties officeooo:paragraph-rsid="0030a3c5"/>
    </style:style>
    <style:style style:name="T1" style:family="text">
      <style:text-properties officeooo:rsid="003c94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&gt;Done Today:</text:p>
      <text:p text:style-name="P1">-&gt;Pending:</text:p>
      <text:p text:style-name="P1">-&gt;Target for Tomorrow:</text:p>
      <text:p text:style-name="P1">-&gt;Quest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14:06:03.424827312</dc:date>
    <meta:editing-duration>PT3H7M51S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7" meta:character-count="57" meta:non-whitespace-character-count="54"/>
  </office:meta>
</office:document-meta>
</file>